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8pt" officeooo:paragraph-rsid="00119c32" style:font-size-asian="15.75pt" style:font-size-complex="18pt"/>
    </style:style>
    <style:style style:name="P2" style:family="paragraph" style:parent-style-name="Standard">
      <style:paragraph-properties fo:text-align="center" style:justify-single-word="false"/>
      <style:text-properties style:font-name="Calibri" fo:font-size="18pt" fo:font-weight="bold" officeooo:paragraph-rsid="00119c32"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Calibri" fo:font-size="14pt" style:text-underline-style="none" fo:font-weight="bold" officeooo:paragraph-rsid="0012707e"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4pt" style:text-underline-style="none" fo:font-weight="bold" officeooo:paragraph-rsid="0024d896"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Calibri" fo:font-size="14pt" style:text-underline-style="none" fo:font-weight="bold" officeooo:paragraph-rsid="00372ba5"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Calibri" fo:font-size="16pt" fo:font-weight="normal" officeooo:paragraph-rsid="00119c32"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Calibri" fo:font-size="12pt" style:text-underline-style="none" fo:font-weight="bold" officeooo:paragraph-rsid="0012707e"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style:text-underline-style="none" fo:font-weight="bold" officeooo:paragraph-rsid="00174735"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2pt" style:text-underline-style="none" fo:font-weight="bold" officeooo:paragraph-rsid="0026edb7"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Calibri" fo:font-size="12pt" style:text-underline-style="none" fo:font-weight="bold" officeooo:paragraph-rsid="0038c47c"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Calibri" fo:font-size="12pt" style:text-underline-style="none" fo:font-weight="bold" officeooo:paragraph-rsid="003d0a47"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Calibri" fo:font-size="12pt" style:text-underline-style="none" fo:font-weight="bold" officeooo:paragraph-rsid="0040e04a"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Calibri" fo:font-size="12pt" style:text-underline-style="none" fo:font-weight="bold" officeooo:paragraph-rsid="00487288"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Calibri" fo:font-size="12pt" style:text-underline-style="none" fo:font-weight="bold" officeooo:paragraph-rsid="004aa86f"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12pt" style:text-underline-style="none" fo:font-weight="bold" officeooo:paragraph-rsid="001f0e00"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Calibri" fo:font-size="12pt" style:text-underline-style="none" fo:font-weight="normal" officeooo:paragraph-rsid="0012707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style:text-underline-style="none" fo:font-weight="normal" officeooo:paragraph-rsid="00148c0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style:text-underline-style="none" fo:font-weight="normal" officeooo:paragraph-rsid="001584c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style:text-underline-style="none" fo:font-weight="normal" officeooo:paragraph-rsid="0016ea0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Calibri" fo:font-size="12pt" style:text-underline-style="none" fo:font-weight="normal" officeooo:paragraph-rsid="0017473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style:text-underline-style="none" fo:font-weight="normal" officeooo:paragraph-rsid="0017bd5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style:text-underline-style="none" fo:font-weight="normal" officeooo:paragraph-rsid="0019fea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 fo:font-size="12pt" style:text-underline-style="none" fo:font-weight="normal" officeooo:paragraph-rsid="0026edb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style:text-underline-style="none" fo:font-weight="normal" officeooo:paragraph-rsid="002a48b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style:text-underline-style="none" fo:font-weight="normal" officeooo:paragraph-rsid="002beae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style:text-underline-style="none" fo:font-weight="normal" officeooo:paragraph-rsid="002d01f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Calibri" fo:font-size="12pt" style:text-underline-style="none" fo:font-weight="normal" officeooo:paragraph-rsid="002e94b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Calibri" fo:font-size="12pt" style:text-underline-style="none" fo:font-weight="normal" officeooo:paragraph-rsid="003074cf"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Calibri" fo:font-size="12pt" style:text-underline-style="none" fo:font-weight="normal" officeooo:paragraph-rsid="003214a7"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Calibri" fo:font-size="12pt" style:text-underline-style="none" fo:font-weight="normal" officeooo:paragraph-rsid="0033175a"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Calibri" fo:font-size="12pt" style:text-underline-style="none" fo:font-weight="normal" officeooo:paragraph-rsid="0034607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libri" fo:font-size="12pt" style:text-underline-style="none" fo:font-weight="normal" officeooo:paragraph-rsid="0034607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Calibri" fo:font-size="12pt" style:text-underline-style="none" fo:font-weight="normal" officeooo:paragraph-rsid="003ab4e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Calibri" fo:font-size="12pt" style:text-underline-style="none" fo:font-weight="normal" officeooo:paragraph-rsid="003c253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Calibri" fo:font-size="12pt" style:text-underline-style="none" fo:font-weight="normal" officeooo:paragraph-rsid="003df8e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alibri" fo:font-size="12pt" style:text-underline-style="none" fo:font-weight="normal" officeooo:paragraph-rsid="003f01e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Calibri" fo:font-size="12pt" style:text-underline-style="none" fo:font-weight="normal" officeooo:paragraph-rsid="0043946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Calibri" fo:font-size="12pt" style:text-underline-style="none" fo:font-weight="normal" officeooo:paragraph-rsid="0044054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Calibri" fo:font-size="12pt" style:text-underline-style="none" fo:font-weight="normal" officeooo:paragraph-rsid="00463ab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Calibri" fo:font-size="12pt" style:text-underline-style="none" fo:font-weight="normal" officeooo:paragraph-rsid="0048728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Calibri" fo:font-size="12pt" style:text-underline-style="none" fo:font-weight="normal" officeooo:paragraph-rsid="004aa86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Calibri" fo:font-size="12pt" style:text-underline-style="none" fo:font-weight="normal" officeooo:paragraph-rsid="00198af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alibri" fo:font-size="12pt" style:text-underline-style="none" fo:font-weight="normal" officeooo:paragraph-rsid="001ab35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alibri" fo:font-size="12pt" style:text-underline-style="none" fo:font-weight="normal" officeooo:paragraph-rsid="001c2e8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alibri" fo:font-size="12pt" style:text-underline-style="none" fo:font-weight="normal" officeooo:paragraph-rsid="001e54f6"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alibri" fo:font-size="12pt" style:text-underline-style="none" fo:font-weight="normal" officeooo:paragraph-rsid="00222a7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alibri" fo:font-size="12pt" style:text-underline-style="none" fo:font-weight="normal" officeooo:paragraph-rsid="0022b6d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alibri" fo:font-size="12pt" style:text-underline-style="none" fo:font-weight="normal" officeooo:paragraph-rsid="0023a27a" style:font-size-asian="12pt" style:font-weight-asian="normal" style:font-size-complex="12pt" style:font-weight-complex="normal"/>
    </style:style>
    <style:style style:name="T1" style:family="text">
      <style:text-properties officeooo:rsid="00119c32"/>
    </style:style>
    <style:style style:name="T2" style:family="text">
      <style:text-properties officeooo:rsid="0012707e"/>
    </style:style>
    <style:style style:name="T3" style:family="text">
      <style:text-properties officeooo:rsid="00148c09"/>
    </style:style>
    <style:style style:name="T4" style:family="text">
      <style:text-properties officeooo:rsid="001494ba"/>
    </style:style>
    <style:style style:name="T5" style:family="text">
      <style:text-properties officeooo:rsid="001584cd"/>
    </style:style>
    <style:style style:name="T6" style:family="text">
      <style:text-properties officeooo:rsid="0016ea00"/>
    </style:style>
    <style:style style:name="T7" style:family="text">
      <style:text-properties officeooo:rsid="00174735"/>
    </style:style>
    <style:style style:name="T8" style:family="text">
      <style:text-properties officeooo:rsid="0017bd57"/>
    </style:style>
    <style:style style:name="T9" style:family="text">
      <style:text-properties officeooo:rsid="00198afa"/>
    </style:style>
    <style:style style:name="T10" style:family="text">
      <style:text-properties officeooo:rsid="0019fea0" style:font-size-asian="12pt"/>
    </style:style>
    <style:style style:name="T11" style:family="text">
      <style:text-properties officeooo:rsid="00198afa" style:font-size-asian="12pt"/>
    </style:style>
    <style:style style:name="T12" style:family="text">
      <style:text-properties officeooo:rsid="001ab352"/>
    </style:style>
    <style:style style:name="T13" style:family="text">
      <style:text-properties officeooo:rsid="001c2e8e"/>
    </style:style>
    <style:style style:name="T14" style:family="text">
      <style:text-properties officeooo:rsid="001e54f6"/>
    </style:style>
    <style:style style:name="T15" style:family="text">
      <style:text-properties officeooo:rsid="001f0e00"/>
    </style:style>
    <style:style style:name="T16" style:family="text">
      <style:text-properties officeooo:rsid="00222a7a"/>
    </style:style>
    <style:style style:name="T17" style:family="text">
      <style:text-properties officeooo:rsid="0022b6d0"/>
    </style:style>
    <style:style style:name="T18" style:family="text">
      <style:text-properties officeooo:rsid="0023a27a"/>
    </style:style>
    <style:style style:name="T19" style:family="text">
      <style:text-properties officeooo:rsid="0024d896"/>
    </style:style>
    <style:style style:name="T20" style:family="text">
      <style:text-properties officeooo:rsid="0026edb7"/>
    </style:style>
    <style:style style:name="T21" style:family="text">
      <style:text-properties officeooo:rsid="002a48b5"/>
    </style:style>
    <style:style style:name="T22" style:family="text">
      <style:text-properties officeooo:rsid="002beae7"/>
    </style:style>
    <style:style style:name="T23" style:family="text">
      <style:text-properties officeooo:rsid="002d01ff"/>
    </style:style>
    <style:style style:name="T24" style:family="text">
      <style:text-properties officeooo:rsid="002e94b7"/>
    </style:style>
    <style:style style:name="T25" style:family="text">
      <style:text-properties officeooo:rsid="003074cf"/>
    </style:style>
    <style:style style:name="T26" style:family="text">
      <style:text-properties officeooo:rsid="003214a7"/>
    </style:style>
    <style:style style:name="T27" style:family="text">
      <style:text-properties officeooo:rsid="0033175a"/>
    </style:style>
    <style:style style:name="T28" style:family="text">
      <style:text-properties officeooo:rsid="00346079"/>
    </style:style>
    <style:style style:name="T29" style:family="text">
      <style:text-properties officeooo:rsid="00354fb3"/>
    </style:style>
    <style:style style:name="T30" style:family="text">
      <style:text-properties officeooo:rsid="00372ba5"/>
    </style:style>
    <style:style style:name="T31" style:family="text">
      <style:text-properties officeooo:rsid="0038c47c"/>
    </style:style>
    <style:style style:name="T32" style:family="text">
      <style:text-properties officeooo:rsid="003a94da"/>
    </style:style>
    <style:style style:name="T33" style:family="text">
      <style:text-properties officeooo:rsid="003ab4ef"/>
    </style:style>
    <style:style style:name="T34" style:family="text">
      <style:text-properties fo:font-size="14pt" officeooo:rsid="003ab4ef" style:font-size-asian="12.25pt" style:font-size-complex="14pt"/>
    </style:style>
    <style:style style:name="T35" style:family="text">
      <style:text-properties officeooo:rsid="003c2538"/>
    </style:style>
    <style:style style:name="T36" style:family="text">
      <style:text-properties officeooo:rsid="003d0a47"/>
    </style:style>
    <style:style style:name="T37" style:family="text">
      <style:text-properties officeooo:rsid="003df8e9"/>
    </style:style>
    <style:style style:name="T38" style:family="text">
      <style:text-properties officeooo:rsid="003f01e7"/>
    </style:style>
    <style:style style:name="T39" style:family="text">
      <style:text-properties officeooo:rsid="004003ce"/>
    </style:style>
    <style:style style:name="T40" style:family="text">
      <style:text-properties officeooo:rsid="0040e04a"/>
    </style:style>
    <style:style style:name="T41" style:family="text">
      <style:text-properties officeooo:rsid="00439460"/>
    </style:style>
    <style:style style:name="T42" style:family="text">
      <style:text-properties officeooo:rsid="0044054e"/>
    </style:style>
    <style:style style:name="T43" style:family="text">
      <style:text-properties officeooo:rsid="00455172"/>
    </style:style>
    <style:style style:name="T44" style:family="text">
      <style:text-properties officeooo:rsid="00463ab2"/>
    </style:style>
    <style:style style:name="T45" style:family="text">
      <style:text-properties officeooo:rsid="00467c82"/>
    </style:style>
    <style:style style:name="T46" style:family="text">
      <style:text-properties officeooo:rsid="00468c40"/>
    </style:style>
    <style:style style:name="T47" style:family="text">
      <style:text-properties officeooo:rsid="0046af4b"/>
    </style:style>
    <style:style style:name="T48" style:family="text">
      <style:text-properties officeooo:rsid="00487288"/>
    </style:style>
    <style:style style:name="T49" style:family="text">
      <style:text-properties officeooo:rsid="004aa86f"/>
    </style:style>
    <style:style style:name="T50" style:family="text">
      <style:text-properties officeooo:rsid="004ae6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Base de Données</text:span></text:p>
      <text:p text:style-name="P2"><text:span text:style-name="T1">TP1 Compte-Rendu</text:span></text:p>
      <text:p text:style-name="P6"><text:span text:style-name="T1">POUVARET Line, TURNEL Mickaël</text:span></text:p>
      <text:p text:style-name="P1"><text:span text:style-name="T1"/></text:p>
      <text:p text:style-name="P3"><text:span text:style-name="T2">Partie 1 : Atomicité</text:span></text:p>
      <text:p text:style-name="P3"><text:span text:style-name="T2"/></text:p>
      <text:p text:style-name="P7"><text:span text:style-name="T2">Exercice 1 : Annulation de transaction</text:span></text:p>
      <text:p text:style-name="P16"><text:span text:style-name="T2"><text:tab/></text:span></text:p>
      <text:p text:style-name="P17"><text:span text:style-name="T3">1. INSERT INTO Comptes VALUES(1, 'Paul', 200);</text:span></text:p>
      <text:p text:style-name="P20"><text:span text:style-name="T7">1 row created.</text:span></text:p>
      <text:p text:style-name="P17"><text:span text:style-name="T3">INSERT INTO Comptes VALUES(2, 'Paul', 0);</text:span></text:p>
      <text:p text:style-name="P20"><text:span text:style-name="T7">1 row created.</text:span></text:p>
      <text:p text:style-name="P17"><text:span text:style-name="T3">2. select * from Compte</text:span><text:span text:style-name="T4">s;</text:span></text:p>
      <text:p text:style-name="P18"><text:span text:style-name="T5"><text:s text:c="8"/>NC NOM <text:s text:c="12"/>SOLDE</text:span></text:p>
      <text:p text:style-name="P18"><text:span text:style-name="T5">---------- ---------- ----------</text:span></text:p>
      <text:p text:style-name="P18"><text:span text:style-name="T5"><text:s text:c="9"/>1 Paul <text:s text:c="13"/>200</text:span></text:p>
      <text:p text:style-name="P18"><text:span text:style-name="T5"><text:s text:c="9"/>2 Paul <text:s text:c="15"/>0</text:span></text:p>
      <text:p text:style-name="P18"><text:span text:style-name="T5">3. rollback;</text:span></text:p>
      <text:p text:style-name="P18"><text:span text:style-name="T5">4. </text:span><text:span text:style-name="T3">select * from Compte</text:span><text:span text:style-name="T4">s;</text:span></text:p>
      <text:p text:style-name="P19"><text:span text:style-name="T6">no rows selected.</text:span></text:p>
      <text:p text:style-name="P19"><text:span text:style-name="T6"/></text:p>
      <text:p text:style-name="P18"><text:span text:style-name="T5">On constate qu</text:span><text:span text:style-name="T6">e le rollback a annulé les requêtes d'insertion dans la base car nous n'avons pas effectué de commit.</text:span></text:p>
      <text:p text:style-name="P18"><text:span text:style-name="T6"/></text:p>
      <text:p text:style-name="P8"><text:span text:style-name="T7">Exercice 2 : Validation de transaction</text:span></text:p>
      <text:p text:style-name="P8"><text:span text:style-name="T7"/></text:p>
      <text:p text:style-name="P21"><text:span text:style-name="T7">1. </text:span><text:span text:style-name="T8">INSERT INTO Comptes VALUES(1, 'Pierre', 200);</text:span></text:p>
      <text:p text:style-name="P22"><text:span text:style-name="T8">1 row created.</text:span></text:p>
      <text:p text:style-name="P22"><text:span text:style-name="T10">I</text:span><text:span text:style-name="T11">NSERT INTO Comptes VALUES(1, 'Pierre', 0);</text:span></text:p>
      <text:p text:style-name="P42"><text:span text:style-name="T9">1 row created.</text:span></text:p>
      <text:p text:style-name="P43"><text:span text:style-name="T12">2. select * from Comptes;</text:span></text:p>
      <text:p text:style-name="P43"><text:span text:style-name="T12"><text:s text:c="8"/>NC NOM <text:s text:c="12"/>SOLDE</text:span></text:p>
      <text:p text:style-name="P43"><text:span text:style-name="T12">---------- ---------- ----------</text:span></text:p>
      <text:p text:style-name="P43"><text:span text:style-name="T12"><text:s text:c="9"/>1 Pierre <text:s text:c="11"/>200</text:span></text:p>
      <text:p text:style-name="P43"><text:span text:style-name="T12"><text:s text:c="9"/>1 Pierre <text:s text:c="13"/>0</text:span></text:p>
      <text:p text:style-name="P43"><text:span text:style-name="T12"/></text:p>
      <text:p text:style-name="P42"><text:span text:style-name="T12">3. </text:span><text:span text:style-name="T9">commit;</text:span></text:p>
      <text:p text:style-name="P42"><text:span text:style-name="T9"/></text:p>
      <text:p text:style-name="P42"><text:span text:style-name="T9">Commit complete.</text:span></text:p>
      <text:p text:style-name="P43"><text:span text:style-name="T12">4. select * from Comptes;</text:span></text:p>
      <text:p text:style-name="P43"><text:span text:style-name="T12"><text:s text:c="8"/>NC NOM <text:s text:c="12"/>SOLDE</text:span></text:p>
      <text:p text:style-name="P43"><text:span text:style-name="T12">---------- ---------- ----------</text:span></text:p>
      <text:p text:style-name="P43"><text:span text:style-name="T12"><text:s text:c="9"/>1 Pierre <text:s text:c="11"/>200</text:span></text:p>
      <text:p text:style-name="P43"><text:span text:style-name="T12"><text:s text:c="9"/>1 Pierre <text:s text:c="13"/>0</text:span></text:p>
      <text:p text:style-name="P44"><text:span text:style-name="T13">5. rollback;</text:span></text:p>
      <text:p text:style-name="P44"><text:span text:style-name="T13"/></text:p>
      <text:p text:style-name="P44"><text:span text:style-name="T13"/></text:p>
      <text:p text:style-name="P44"><text:soft-page-break/><text:span text:style-name="T13">6. select * from Comptes;</text:span></text:p>
      <text:p text:style-name="P44"><text:span text:style-name="T13"><text:s text:c="8"/>NC NOM <text:s text:c="12"/>SOLDE</text:span></text:p>
      <text:p text:style-name="P44"><text:span text:style-name="T13">---------- ---------- ----------</text:span></text:p>
      <text:p text:style-name="P44"><text:span text:style-name="T13"><text:s text:c="9"/>1 Pierre <text:s text:c="11"/>200</text:span></text:p>
      <text:p text:style-name="P44"><text:span text:style-name="T13"><text:s text:c="9"/>1 Pierre <text:s text:c="13"/>0</text:span></text:p>
      <text:p text:style-name="P44"><text:span text:style-name="T13"/></text:p>
      <text:p text:style-name="P45"><text:span text:style-name="T14">On constate que le fait d'avoir effectué un commit après l'insertion nous a validé les changements sur la base. Donc un rollback ne permet pas de revenir avant l'insertion.</text:span></text:p>
      <text:p text:style-name="P45"><text:span text:style-name="T14"/></text:p>
      <text:p text:style-name="P15"><text:span text:style-name="T15">Exercice 4 : Points de sauvegarde</text:span></text:p>
      <text:p text:style-name="P15"><text:span text:style-name="T15"/></text:p>
      <text:p text:style-name="P46"><text:span text:style-name="T16">SQL&gt; INSERT INTO Comptes VALUES(3, 'Paul', 40000);</text:span></text:p>
      <text:p text:style-name="P46"><text:span text:style-name="T16"/></text:p>
      <text:p text:style-name="P46"><text:span text:style-name="T16">1 row created.</text:span></text:p>
      <text:p text:style-name="P46"><text:span text:style-name="T16"/></text:p>
      <text:p text:style-name="P46"><text:span text:style-name="T16">SQL&gt; savepoint UnInsert;</text:span></text:p>
      <text:p text:style-name="P46"><text:span text:style-name="T16"/></text:p>
      <text:p text:style-name="P46"><text:span text:style-name="T16">Savepoint created.</text:span></text:p>
      <text:p text:style-name="P46"><text:span text:style-name="T16"/></text:p>
      <text:p text:style-name="P46"><text:span text:style-name="T16">SQL&gt; INSERT INTO Comptes VALUES(4, 'Paul', 6743647);</text:span></text:p>
      <text:p text:style-name="P46"><text:span text:style-name="T16"/></text:p>
      <text:p text:style-name="P46"><text:span text:style-name="T16">1 row created.</text:span></text:p>
      <text:p text:style-name="P46"><text:span text:style-name="T16"/></text:p>
      <text:p text:style-name="P46"><text:span text:style-name="T16">SQL&gt; select * from Comptes;</text:span></text:p>
      <text:p text:style-name="P46"><text:span text:style-name="T16"/></text:p>
      <text:p text:style-name="P46"><text:span text:style-name="T16"><text:s text:c="8"/>NC NOM <text:s text:c="12"/>SOLDE</text:span></text:p>
      <text:p text:style-name="P46"><text:span text:style-name="T16">---------- ---------- ----------</text:span></text:p>
      <text:p text:style-name="P46"><text:span text:style-name="T16"><text:s text:c="9"/>1 Pierre <text:s text:c="11"/>200</text:span></text:p>
      <text:p text:style-name="P46"><text:span text:style-name="T16"><text:s text:c="9"/>1 Pierre <text:s text:c="13"/>0</text:span></text:p>
      <text:p text:style-name="P46"><text:span text:style-name="T16"><text:s text:c="9"/>3 Paul <text:s text:c="11"/>40000</text:span></text:p>
      <text:p text:style-name="P46"><text:span text:style-name="T16"><text:s text:c="9"/>4 Paul <text:s text:c="9"/>6743647</text:span></text:p>
      <text:p text:style-name="P46"><text:span text:style-name="T16"/></text:p>
      <text:p text:style-name="P46"><text:span text:style-name="T16">SQL&gt; rollback to UnInsert;</text:span></text:p>
      <text:p text:style-name="P46"><text:span text:style-name="T16"/></text:p>
      <text:p text:style-name="P46"><text:span text:style-name="T16">Rollback complete.</text:span></text:p>
      <text:p text:style-name="P46"><text:span text:style-name="T16"/></text:p>
      <text:p text:style-name="P46"><text:span text:style-name="T16">SQL&gt; select * from Comptes;</text:span></text:p>
      <text:p text:style-name="P46"><text:span text:style-name="T16"/></text:p>
      <text:p text:style-name="P46"><text:span text:style-name="T16"><text:s text:c="8"/>NC NOM <text:s text:c="12"/>SOLDE</text:span></text:p>
      <text:p text:style-name="P46"><text:span text:style-name="T16">---------- ---------- ----------</text:span></text:p>
      <text:p text:style-name="P46"><text:span text:style-name="T16"><text:s text:c="9"/>1 Pierre <text:s text:c="11"/>200</text:span></text:p>
      <text:p text:style-name="P46"><text:span text:style-name="T16"><text:s text:c="9"/>1 Pierre <text:s text:c="13"/>0</text:span></text:p>
      <text:p text:style-name="P46"><text:span text:style-name="T16"><text:s text:c="9"/>3 Paul <text:s text:c="11"/>40000</text:span></text:p>
      <text:p text:style-name="P46"><text:span text:style-name="T16"/></text:p>
      <text:p text:style-name="P47"><text:span text:style-name="T17">SQL&gt; rollback;</text:span></text:p>
      <text:p text:style-name="P47"><text:span text:style-name="T17"/></text:p>
      <text:p text:style-name="P47"><text:span text:style-name="T17">Rollback complete.</text:span></text:p>
      <text:p text:style-name="P47"><text:span text:style-name="T17"/></text:p>
      <text:p text:style-name="P47"><text:span text:style-name="T17">SQL&gt; select * from Comptes;</text:span></text:p>
      <text:p text:style-name="P47"><text:soft-page-break/><text:span text:style-name="T17"/></text:p>
      <text:p text:style-name="P47"><text:span text:style-name="T17"><text:s text:c="8"/>NC NOM <text:s text:c="12"/>SOLDE</text:span></text:p>
      <text:p text:style-name="P47"><text:span text:style-name="T17">---------- ---------- ----------</text:span></text:p>
      <text:p text:style-name="P47"><text:span text:style-name="T17"><text:s text:c="9"/>1 Pierre <text:s text:c="11"/>200</text:span></text:p>
      <text:p text:style-name="P47"><text:span text:style-name="T17"><text:s text:c="9"/>1 Pierre <text:s text:c="13"/>0</text:span></text:p>
      <text:p text:style-name="P47"><text:span text:style-name="T17"/></text:p>
      <text:p text:style-name="P48"><text:span text:style-name="T18">Le rollback vers le point de sauvegarde UnInsert ramène la base de données à l'état dans lequel elle était au moment du point de sauvegarde. Le rollback que nous effectuons après annule toutes les requêtes car nous ne les avons pas commit.</text:span></text:p>
      <text:p text:style-name="P48"><text:span text:style-name="T18"/></text:p>
      <text:p text:style-name="P4"><text:span text:style-name="T19">Partie 2 : Cohérence</text:span></text:p>
      <text:p text:style-name="P4"><text:span text:style-name="T19"/></text:p>
      <text:p text:style-name="P9"><text:span text:style-name="T20">Exercice 1 </text:span></text:p>
      <text:p text:style-name="P23"><text:span text:style-name="T20"/></text:p>
      <text:p text:style-name="P24"><text:span text:style-name="T21">SQL&gt; INSERT INTO Comptes VALUES(3, 'Claude', 100);</text:span></text:p>
      <text:p text:style-name="P24"><text:span text:style-name="T21"/></text:p>
      <text:p text:style-name="P24"><text:span text:style-name="T21">1 row created.</text:span></text:p>
      <text:p text:style-name="P24"><text:span text:style-name="T21"/></text:p>
      <text:p text:style-name="P24"><text:span text:style-name="T21">SQL&gt; INSERT INTO Comptes VALUES(4, 'Henri', 200);</text:span></text:p>
      <text:p text:style-name="P24"><text:span text:style-name="T21"/></text:p>
      <text:p text:style-name="P24"><text:span text:style-name="T21">1 row created.</text:span></text:p>
      <text:p text:style-name="P24"><text:span text:style-name="T21"/></text:p>
      <text:p text:style-name="P24"><text:span text:style-name="T21">SQL&gt; commit;</text:span></text:p>
      <text:p text:style-name="P24"><text:span text:style-name="T21"/></text:p>
      <text:p text:style-name="P24"><text:span text:style-name="T21">Commit complete.</text:span></text:p>
      <text:p text:style-name="P24"><text:span text:style-name="T21"/></text:p>
      <text:p text:style-name="P24"><text:span text:style-name="T21">SQL&gt; set constraint SoldePositif IMMEDIATE;</text:span></text:p>
      <text:p text:style-name="P24"><text:span text:style-name="T21"/></text:p>
      <text:p text:style-name="P24"><text:span text:style-name="T21">Constraint set.</text:span></text:p>
      <text:p text:style-name="P24"><text:span text:style-name="T21"/></text:p>
      <text:p text:style-name="P24"><text:span text:style-name="T21">SQL&gt; UPDATE Comptes SET solde = solde + 50 WHERE nom='Henri';</text:span></text:p>
      <text:p text:style-name="P24"><text:span text:style-name="T21"/></text:p>
      <text:p text:style-name="P24"><text:span text:style-name="T21">1 row updated.</text:span></text:p>
      <text:p text:style-name="P24"><text:span text:style-name="T21"/></text:p>
      <text:p text:style-name="P24"><text:span text:style-name="T21">SQL&gt; UPDATE Comptes SET solde = solde - 150 WHERE nom='Claude';</text:span></text:p>
      <text:p text:style-name="P24"><text:span text:style-name="T21">UPDATE Comptes SET solde = solde - 150 WHERE nom='Claude'</text:span></text:p>
      <text:p text:style-name="P24"><text:span text:style-name="T21">*</text:span></text:p>
      <text:p text:style-name="P24"><text:span text:style-name="T21">ERROR at line 1:</text:span></text:p>
      <text:p text:style-name="P24"><text:span text:style-name="T21">ORA-02290: check constraint (POUVAREL.SOLDEPOSITIF) violated</text:span></text:p>
      <text:p text:style-name="P24"><text:span text:style-name="T21"/></text:p>
      <text:p text:style-name="P25"><text:span text:style-name="T22">On voit qu'en décrémentant le solde de Claude, on aurait du obtenir un solde de -50 mais la contrainte SoldePositif est violée.</text:span></text:p>
      <text:p text:style-name="P25"><text:span text:style-name="T22"/></text:p>
      <text:p text:style-name="P26"><text:span text:style-name="T23">SQL&gt; select * from Comptes;</text:span></text:p>
      <text:p text:style-name="P26"><text:span text:style-name="T23"/></text:p>
      <text:p text:style-name="P26"><text:span text:style-name="T23"><text:s text:c="8"/>NC NOM <text:s text:c="12"/>SOLDE</text:span></text:p>
      <text:p text:style-name="P26"><text:span text:style-name="T23">---------- ---------- ----------</text:span></text:p>
      <text:p text:style-name="P26"><text:span text:style-name="T23"><text:s text:c="9"/>1 Pierre <text:s text:c="11"/>200</text:span></text:p>
      <text:p text:style-name="P26"><text:span text:style-name="T23"><text:s text:c="9"/>1 Pierre <text:s text:c="13"/>0</text:span></text:p>
      <text:p text:style-name="P26"><text:soft-page-break/><text:span text:style-name="T23"><text:s text:c="9"/>3 Claude <text:s text:c="11"/>100</text:span></text:p>
      <text:p text:style-name="P26"><text:span text:style-name="T23"><text:s text:c="9"/>4 Henri <text:s text:c="12"/>250</text:span></text:p>
      <text:p text:style-name="P26"><text:span text:style-name="T24"><text:s/></text:span></text:p>
      <text:p text:style-name="P26"><text:span text:style-name="T24"/></text:p>
      <text:p text:style-name="P27"><text:span text:style-name="T24">On constate que le solde de Claude n'a pas été modifié mais celui de Henri l'a bien été.</text:span></text:p>
      <text:p text:style-name="P27"><text:span text:style-name="T24"/></text:p>
      <text:p text:style-name="P28"><text:span text:style-name="T25">SQL&gt; rollback;</text:span></text:p>
      <text:p text:style-name="P28"><text:span text:style-name="T25"/></text:p>
      <text:p text:style-name="P28"><text:span text:style-name="T25">Rollback complete.</text:span></text:p>
      <text:p text:style-name="P28"><text:span text:style-name="T25"/></text:p>
      <text:p text:style-name="P28"><text:span text:style-name="T25">SQL&gt; select * from Comptes;</text:span></text:p>
      <text:p text:style-name="P28"><text:span text:style-name="T25"/></text:p>
      <text:p text:style-name="P28"><text:span text:style-name="T25"><text:s text:c="8"/>NC NOM <text:s text:c="12"/>SOLDE</text:span></text:p>
      <text:p text:style-name="P28"><text:span text:style-name="T25">---------- ---------- ----------</text:span></text:p>
      <text:p text:style-name="P28"><text:span text:style-name="T25"><text:s text:c="9"/>1 Pierre <text:s text:c="11"/>200</text:span></text:p>
      <text:p text:style-name="P28"><text:span text:style-name="T25"><text:s text:c="9"/>1 Pierre <text:s text:c="13"/>0</text:span></text:p>
      <text:p text:style-name="P28"><text:span text:style-name="T25"><text:s text:c="9"/>3 Claude <text:s text:c="11"/>100</text:span></text:p>
      <text:p text:style-name="P28"><text:span text:style-name="T25"><text:s text:c="9"/>4 Henri <text:s text:c="12"/>200</text:span></text:p>
      <text:p text:style-name="P28"><text:span text:style-name="T25"/></text:p>
      <text:p text:style-name="P28"><text:span text:style-name="T25">On a annulé toutes les requêtes après le commit. Donc la modification des soldes n'a pas été prise en compte.</text:span></text:p>
      <text:p text:style-name="P28"><text:span text:style-name="T25"/></text:p>
      <text:list xml:id="list3121604131035423424" text:style-name="L1">
        <text:list-item>
          <text:p text:style-name="P29"><text:span text:style-name="T26">pour la première variante, on constate que l'opération sur la décrémentation de Claude n'a pas été prise en compte.</text:span></text:p>
        </text:list-item>
        <text:list-item>
          <text:p text:style-name="P30"><text:span text:style-name="T27">pour la deuxième variante, on constate que l'opération sur la décrémentation du solde de Claude n'affiche pas d'erreur au moment de la requête. Du moment qu'on ne commit pas, il n'affichera pas d'erreur. Le rollback nous ramène avant les incrémentations et décr</text:span><text:span text:style-name="T28">é</text:span><text:span text:style-name="T27">mentations.</text:span></text:p>
        </text:list-item>
        <text:list-item>
          <text:p text:style-name="P31"><text:span text:style-name="T28">pour la troisième variante, l'opération sur la décrémentation du solde de Claude provoque une erreur au moment du commit et annule toute la transaction (force un rollback). </text:span><text:span text:style-name="T29">(Donc les incrémentations et décrémentations).</text:span></text:p>
        </text:list-item>
      </text:list>
      <text:p text:style-name="P32"><text:span text:style-name="T29"/></text:p>
      <text:p text:style-name="P32"><text:span text:style-name="T29"/></text:p>
      <text:p text:style-name="P32"><text:span text:style-name="T29"/></text:p>
      <text:p text:style-name="P5"><text:span text:style-name="T30">Partie 3 : Isolation</text:span></text:p>
      <text:p text:style-name="P5"><text:span text:style-name="T30"/></text:p>
      <text:p text:style-name="P10"><text:span text:style-name="T31">Exercice 1 : </text:span><text:span text:style-name="T32">Niveau d'isolation</text:span></text:p>
      <text:p text:style-name="P10"><text:span text:style-name="T34"/></text:p>
      <text:p text:style-name="P33"><text:span text:style-name="T35">5. </text:span><text:span text:style-name="T33">Au moment où S2 demande l'affichage de la table Comptes, la valeur du solde de Pierre n'a pas été modifié (par S1).</text:span></text:p>
      <text:p text:style-name="P34"><text:span text:style-name="T35">7. Quand S2 demande l'affichage après le commit de S1, on constate que le solde de Pierre a bien été modifié donc la transaction de S1 a été validé.</text:span></text:p>
      <text:p text:style-name="P34"><text:span text:style-name="T35"/></text:p>
      <text:p text:style-name="P11"><text:span text:style-name="T36">Exercice 2 </text:span></text:p>
      <text:p text:style-name="P11"><text:span text:style-name="T36"/></text:p>
      <text:p text:style-name="P35"><text:span text:style-name="T37">Même après la validation de la transaction de S1, les requêtes d'affichage de S2 ne voient pas les modifications du contenu de la table. Après le commit de S2, l'isolation est terminée et on peut voir les modifications apportées par S1 dans la table.</text:span></text:p>
      <text:p text:style-name="P35"><text:span text:style-name="T37"/></text:p>
      <text:p text:style-name="P36"><text:soft-page-break/><text:span text:style-name="T38">Avec READ COMMITTED la deuxième transaction ne voit les changements effectués par la première dès que celle-ci a commit.</text:span></text:p>
      <text:p text:style-name="P36"><text:span text:style-name="T38">Avec SERIALIZABLE, même si la première transaction a effectué son commit, la deuxième transaction ne peut voir les changements effectués tant que celle-ci n'a pas </text:span><text:span text:style-name="T39">été finie.</text:span></text:p>
      <text:p text:style-name="P36"><text:span text:style-name="T39"/></text:p>
      <text:p text:style-name="P12"><text:span text:style-name="T40">Exercice 3 </text:span></text:p>
      <text:p text:style-name="P12"><text:span text:style-name="T40"/></text:p>
      <text:p text:style-name="P38"><text:span text:style-name="T42">La requête de la transaction S2 reste en attente de la </text:span><text:span text:style-name="T43">validation de la </text:span><text:span text:style-name="T42">transaction de S1 </text:span><text:span text:style-name="T43">car les lignes avec le nom 'Pierre' sont verrouillés par S1.</text:span></text:p>
      <text:p text:style-name="P12"><text:span text:style-name="T40"/></text:p>
      <text:p text:style-name="P39"><text:span text:style-name="T44">La validation de S1 permet les modifications de S2 et </text:span><text:span text:style-name="T46">la transaction </text:span><text:span text:style-name="T45">S2</text:span><text:span text:style-name="T44"> se retrouve débloquée.</text:span></text:p>
      <text:p text:style-name="P12"><text:span text:style-name="T40"/></text:p>
      <text:p text:style-name="P37"><text:span text:style-name="T41">La transaction de S2 affiche toutes les lignes avec comme nom Pierre sauf les deux supprimées par la transaction S1 </text:span><text:span text:style-name="T47">puisqu'elles ne sont plus dans la table.</text:span></text:p>
      <text:p text:style-name="P37"><text:span text:style-name="T41"/></text:p>
      <text:p text:style-name="P37"><text:span text:style-name="T41">Après validation de la transaction S2, la transaction S1 affiche bien les noms des comptes qui ont été changé par Pierre.</text:span></text:p>
      <text:p text:style-name="P37"><text:span text:style-name="T41"/></text:p>
      <text:p text:style-name="P13"><text:span text:style-name="T48">Exercice 4</text:span></text:p>
      <text:p text:style-name="P13"><text:span text:style-name="T48"/></text:p>
      <text:p text:style-name="P14"><text:span text:style-name="T49">S1:</text:span></text:p>
      <text:p text:style-name="P14"><text:span text:style-name="T49"/></text:p>
      <text:p text:style-name="P41"><text:span text:style-name="T49">delete from comptes where nc=4;</text:span></text:p>
      <text:p text:style-name="P41"><text:span text:style-name="T49"/></text:p>
      <text:p text:style-name="P41"><text:span text:style-name="T49">1 row deleted.</text:span></text:p>
      <text:p text:style-name="P41"><text:span text:style-name="T49"/></text:p>
      <text:p text:style-name="P41"><text:span text:style-name="T49">update comptes set solde = solde + 100;</text:span></text:p>
      <text:p text:style-name="P41"><text:span text:style-name="T49">...</text:span><text:span text:style-name="T50">(attente)</text:span></text:p>
      <text:p text:style-name="P13"><text:span text:style-name="T48"/></text:p>
      <text:p text:style-name="P14"><text:span text:style-name="T49">S2 : </text:span></text:p>
      <text:p text:style-name="P41"><text:span text:style-name="T49">SQL&gt; update Comptes set nom='Toto';</text:span></text:p>
      <text:p text:style-name="P41"><text:span text:style-name="T49">update Comptes set nom='Toto'</text:span></text:p>
      <text:p text:style-name="P41"><text:span text:style-name="T49">...</text:span><text:span text:style-name="T50">(attente)</text:span></text:p>
      <text:p text:style-name="P41"><text:span text:style-name="T49"><text:s text:c="7"/>*</text:span></text:p>
      <text:p text:style-name="P41"><text:span text:style-name="T49">ERROR at line 1:</text:span></text:p>
      <text:p text:style-name="P41"><text:span text:style-name="T49">ORA-00060: deadlock detected while waiting for resource</text:span></text:p>
      <text:p text:style-name="P41"><text:span text:style-name="T49"/></text:p>
      <text:p text:style-name="P41"><text:span text:style-name="T49">S2 a été tué par le SGBD et permet donc la dernière requête de S1.</text:span></text:p>
      <text:p text:style-name="P41"><text:span text:style-name="T49"/></text:p>
      <text:p text:style-name="P14"><text:span text:style-name="T49"/></text:p>
      <text:p text:style-name="P14"><text:span text:style-name="T49"/></text:p>
      <text:p text:style-name="P40"><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0M45S</meta:editing-duration>
    <meta:editing-cycles>60</meta:editing-cycles>
    <meta:generator>LibreOffice/4.0.3.3$Windows_x86 LibreOffice_project/0eaa50a932c8f2199a615e1eb30f7ac74279539</meta:generator>
    <dc:date>2015-10-07T15:02:45.16</dc:date>
    <meta:document-statistic meta:table-count="0" meta:image-count="0" meta:object-count="0" meta:page-count="5" meta:paragraph-count="140" meta:word-count="933" meta:character-count="6122" meta:non-whitespace-character-count="4615"/>
    <meta:user-defined meta:name="Info 1"/>
    <meta:user-defined meta:name="Info 2"/>
    <meta:user-defined meta:name="Info 3"/>
    <meta:user-defined meta:name="Info 4"/>
  </office:meta>
</office:document-meta>
</file>